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fo:font-weight="bold" officeooo:rsid="001c73f1" style:font-weight-asian="bold" style:font-weight-complex="bold"/>
    </style:style>
    <style:style style:name="T9" style:family="text">
      <style:text-properties fo:font-weight="bold" officeooo:rsid="001c73f1" style:font-size-asian="12pt" style:font-weight-asian="bold" style:font-weight-complex="bold"/>
    </style:style>
    <style:style style:name="T10" style:family="text">
      <style:text-properties officeooo:rsid="0010eb6e"/>
    </style:style>
    <style:style style:name="T11" style:family="text">
      <style:text-properties officeooo:rsid="0011d394"/>
    </style:style>
    <style:style style:name="T12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3" style:family="text">
      <style:text-properties fo:font-weight="normal" officeooo:rsid="0010eb6e" style:font-weight-asian="normal" style:font-weight-complex="normal"/>
    </style:style>
    <style:style style:name="T14" style:family="text">
      <style:text-properties fo:font-weight="normal" officeooo:rsid="001c73f1" style:font-weight-asian="normal" style:font-weight-complex="normal"/>
    </style:style>
    <style:style style:name="T15" style:family="text">
      <style:text-properties officeooo:rsid="0014cd25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style:text-line-through-style="none" style:text-line-through-type="none" style:text-underline-style="none"/>
    </style:style>
    <style:style style:name="T2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1" style:family="text">
      <style:text-properties style:font-size-asian="12pt"/>
    </style:style>
    <style:style style:name="T22" style:family="text">
      <style:text-properties officeooo:rsid="001b6bc6" style:font-size-asian="12pt"/>
    </style:style>
    <style:style style:name="T23" style:family="text">
      <style:text-properties officeooo:rsid="001c73f1" style:font-size-asian="12pt"/>
    </style:style>
    <style:style style:name="T24" style:family="text">
      <style:text-properties officeooo:rsid="0018f8bd"/>
    </style:style>
    <style:style style:name="T25" style:family="text">
      <style:text-properties officeooo:rsid="001c73f1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9" svg:width="4.922cm" svg:height="4.763cm" svg:x="14.014cm" svg:y="3.727cm">
        <text:p/>
      </draw:rect>
      <text:p text:style-name="P21"><text:span text:style-name="T18">Région d'origine : </text:span><text:span text:style-name="T13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1">Ma famille :</text:span></text:p>
      <text:p text:style-name="P35">Je viens du quartier des Hauts ...</text:p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0"/>
      <text:p text:style-name="P10"><text:span text:style-name="T1">Don </text:span>: __________________________________</text:p>
      <text:p text:style-name="P31"><text:span text:style-name="T1">Classe</text:span> : <text:span text:style-name="T25">Lesteplume</text:span></text:p>
      <text:p text:style-name="P32">*Niveau : <text:span text:style-name="T14">compétent (3)</text:span></text:p>
      <text:p text:style-name="P23"/>
      <text:p text:style-name="P11"><text:span text:style-name="T10">*P</text:span>oints de vie : __ __ <text:s/>/ _____</text:p>
      <text:p text:style-name="P38">*Energie : ____ <text:s/>/ _____ <text:s/></text:p>
      <text:p text:style-name="P12"><text:span text:style-name="T19">Portée : _______ </text:span><text:span text:style-name="T20">mètres</text:span></text:p>
      <text:p text:style-name="P29"><text:span text:style-name="T3">*Mon </text:span><text:span text:style-name="T7">D</text:span><text:span text:style-name="T3">essin (MICA) </text:span></text:p>
      <text:p text:style-name="P25">Mouvement <text:s/>: <text:span text:style-name="T22"><text:s text:c="50"/></text:span><text:span text:style-name="T9">1</text:span><text:span text:style-name="T22"> <text:s text:c="57"/></text:span><text:span text:style-name="T21">Intensité : <text:s text:c="18"/></text:span><text:span text:style-name="T23">1</text:span></text:p>
      <text:p text:style-name="P24">Complexité : <text:s text:c="53"/><text:span text:style-name="T8">1</text:span> <text:s text:c="56"/>Amplitude : <text:s text:c="14"/><text:span text:style-name="T8">1</text:span></text:p>
      <text:p text:style-name="P28"><text:soft-page-break/><text:span text:style-name="T3">Caractéristique</text:span><text:span text:style-name="T12">s</text:span></text:p>
      <text:p text:style-name="P20">Force : <text:s text:c="120"/>Perception<text:span text:style-name="T15"> :</text:span></text:p>
      <text:p text:style-name="P20">Agilité : <text:s text:c="118"/><text:span text:style-name="T15">Social :</text:span></text:p>
      <text:p text:style-name="P20">Constitution : <text:s text:c="107"/><text:span text:style-name="T24">Intelligence : </text:span></text:p>
      <text:p text:style-name="P6"/>
      <text:p text:style-name="P5">Compétences</text:p>
      <text:p text:style-name="P27"/>
      <text:p text:style-name="P17">Majeures (+20%):</text:p>
      <text:p text:style-name="P26"><text:span text:style-name="T5">- <text:s text:c="71"/>-</text:span><text:span text:style-name="T3"> <text:s text:c="3"/></text:span></text:p>
      <text:p text:style-name="P26"><text:span text:style-name="T5">- <text:s text:c="71"/>-</text:span> <text:s text:c="2"/></text:p>
      <text:p text:style-name="P18">Mineures (+10%) : </text:p>
      <text:p text:style-name="P22"><text:span text:style-name="T17">- <text:s text:c="71"/>-</text:span><text:span text:style-name="T16"> <text:s text:c="2"/></text:span></text:p>
      <text:p text:style-name="P22"><text:span text:style-name="T17">- <text:s text:c="71"/>-</text:span><text:span text:style-name="T16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17">- <text:s text:c="71"/>-</text:span><text:span text:style-name="T16"> <text:s text:c="2"/></text:span><text:s text:c="6"/></text:p>
      <text:p text:style-name="P22"><text:span text:style-name="T17">- <text:s text:c="71"/>-</text:span><text:span text:style-name="T16"> <text:s text:c="2"/></text:span><text:s text:c="6"/></text:p>
      <text:p text:style-name="P22"><text:span text:style-name="T17">- <text:s text:c="71"/>-</text:span><text:span text:style-name="T16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style style:name="MT3" style:family="text">
      <style:text-properties officeooo:rsid="001c73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text:span text:style-name="MT3">Sil'Marilov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7M33S</meta:editing-duration>
    <meta:editing-cycles>11</meta:editing-cycles>
    <meta:generator>LibreOffice/5.0.6.3$Windows_x86 LibreOffice_project/490fc03b25318460cfc54456516ea2519c11d1aa</meta:generator>
    <dc:date>2019-03-05T17:49:15.620000000</dc:date>
    <meta:document-statistic meta:table-count="0" meta:image-count="0" meta:object-count="0" meta:page-count="2" meta:paragraph-count="36" meta:word-count="126" meta:character-count="1922" meta:non-whitespace-character-count="650"/>
    <meta:user-defined meta:name="Info 1"/>
    <meta:user-defined meta:name="Info 2"/>
    <meta:user-defined meta:name="Info 3"/>
    <meta:user-defined meta:name="Info 4"/>
  </office:meta>
</office:document-meta>
</file>